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weight="bold" style:font-name-asian="Times New Roman2" style:font-weight-asian="bold" style:font-name-complex="Times New Roman2" style:font-weight-complex="bold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70.png" xlink:type="simple" xlink:show="embed" xlink:actuate="onLoad"/></draw:frame></text:p>
          </table:table-cell>
          <table:table-cell table:style-name="Table1.B1" office:value-type="string">
            <text:h text:style-name="P6" text:outline-level="1">Логическое И с пассивным входо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<text:span text:style-name="T1">C</text:span><text:span text:style-name="T5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17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6">Блок является аналогом логического блока «И»,</text:span><text:span text:style-name="T9"> с выделением активного (первого) и т. н. «пассивного» (второго) порта. Результат работы блока зависит от </text:span><text:span text:style-name="T10">последовательности во времени</text:span><text:span text:style-name="T9"> моментов появления логических единиц на входах, а именно:</text:span></text:p>
            <text:list xml:id="list2463583380491439052" text:style-name="L2">
              <text:list-item>
                <text:p text:style-name="P8"><text:span text:style-name="T9">если первой появилась единица на первом (активном) входе, а единица на втором (пассивном) входе появилась после первой, то выход блока становится равен 1.</text:span></text:p>
              </text:list-item>
              <text:list-item>
                <text:p text:style-name="P8"><text:span text:style-name="T9">если первой появилась единица на втором (пассивном) входе, а единица на первом входе «пришла» после второй, то выход блока </text:span><text:span text:style-name="T10">не</text:span><text:span text:style-name="T9"> устанавливается в 1.</text:span></text:p>
              </text:list-item>
            </text:list>
            <text:p text:style-name="P2"><text:span text:style-name="T10">Пример</text:span><text:span text:style-name="T9">:</text:span></text:p>
            <text:p text:style-name="P2"><text:span text:style-name="T4">&lt;</text:span><text:span text:style-name="T6">пример в разработке</text:span><text:span text:style-name="T4">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ое И с пассивным входом</dc:title>
    <dc:date>2014-12-16T21:00:04.98</dc:date>
    <meta:generator>OpenOffice/4.1.1$Win32 OpenOffice.org_project/411m6$Build-9775</meta:generator>
    <meta:editing-duration>PT1H20M32S</meta:editing-duration>
    <meta:editing-cycles>42</meta:editing-cycles>
    <meta:document-statistic meta:table-count="1" meta:image-count="2" meta:object-count="0" meta:page-count="1" meta:paragraph-count="11" meta:word-count="96" meta:character-count="624"/>
  </office:meta>
</office:document-meta>
</file>